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288.71pt"/>
    </style:style>
    <style:style style:name="co6" style:family="table-column">
      <style:table-column-properties fo:break-before="auto" style:column-width="69.11pt"/>
    </style:style>
    <style:style style:name="co7" style:family="table-column">
      <style:table-column-properties fo:break-before="auto" style:column-width="65.65pt"/>
    </style:style>
    <style:style style:name="co8" style:family="table-column">
      <style:table-column-properties fo:break-before="auto" style:column-width="126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66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3" style:family="table-cell" style:parent-style-name="Default" style:data-style-name="N122">
      <style:table-cell-properties fo:border-bottom="none" fo:background-color="#dddddd" fo:border-left="0.06pt solid #000000" fo:border-right="0.06pt solid #000000" fo:border-top="0.06pt solid #000000"/>
    </style:style>
    <style:style style:name="ce14" style:family="table-cell" style:parent-style-name="Default" style:data-style-name="N122">
      <style:table-cell-properties fo:border-bottom="none" fo:background-color="#dddddd" fo:border-left="0.06pt solid #000000" fo:border-right="0.06pt solid #000000" fo:border-top="none"/>
    </style:style>
    <style:style style:name="ce15" style:family="table-cell" style:parent-style-name="Default" style:data-style-name="N122">
      <style:table-cell-properties fo:border-bottom="0.06pt solid #000000" fo:background-color="#dddddd" fo:border-left="0.06pt solid #000000" fo:border-right="0.06pt solid #000000" fo:border-top="none"/>
    </style:style>
    <style:style style:name="ce16" style:family="table-cell" style:parent-style-name="Default" style:data-style-name="N122">
      <style:table-cell-properties fo:border-bottom="none" fo:background-color="#f2f2f2" fo:border-left="0.06pt solid #000000" fo:border-right="0.06pt solid #000000" fo:border-top="none"/>
    </style:style>
    <style:style style:name="ce17" style:family="table-cell" style:parent-style-name="Default" style:data-style-name="N122">
      <style:table-cell-properties fo:border-bottom="none" fo:background-color="#f2f2f2" fo:border-left="0.06pt solid #000000" fo:border-right="0.06pt solid #000000" fo:border-top="0.06pt solid #000000"/>
    </style:style>
    <style:style style:name="ce18" style:family="table-cell" style:parent-style-name="Default" style:data-style-name="N122">
      <style:table-cell-properties fo:border-bottom="0.06pt solid #000000" fo:background-color="#f2f2f2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ackground-color="#99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0.06pt solid #000000" fo:background-color="#99cccc" fo:border-left="none" fo:border-right="none" fo:border-top="none"/>
    </style:style>
    <style:style style:name="ce2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22" style:family="table-cell" style:parent-style-name="Default" style:data-style-name="N2">
      <style:table-cell-properties fo:background-color="#99cccc"/>
      <style:map style:condition="is-true-formula(ABS(['DIM aligned to ALS16'.E4] - ['DIM aligned to ALS16'.$D4]) &gt; 0.2)" style:apply-style-name="Untitled1" style:base-cell-address="'DIM aligned to ALS16'.E4"/>
    </style:style>
    <style:style style:name="ce23" style:family="table-cell" style:parent-style-name="Default" style:data-style-name="N2">
      <style:table-cell-properties fo:border-bottom="0.06pt solid #000000" fo:background-color="#99cccc" fo:border-left="none" fo:border-right="none" fo:border-top="none"/>
    </style:style>
    <style:style style:name="ce24" style:family="table-cell" style:parent-style-name="Default" style:data-style-name="N2">
      <style:table-cell-properties fo:background-color="#b0cccc"/>
      <style:map style:condition="is-true-formula(ABS(['DIM aligned to ALS16'.E8] - ['DIM aligned to ALS16'.$D8]) &gt; 0.2)" style:apply-style-name="Untitled1" style:base-cell-address="'DIM aligned to ALS16'.E8"/>
    </style:style>
    <style:style style:name="ce25" style:family="table-cell" style:parent-style-name="Default" style:data-style-name="N2">
      <style:table-cell-properties fo:background-color="#b0cccc"/>
    </style:style>
    <style:style style:name="ce2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27" style:family="table-cell" style:parent-style-name="Default" style:data-style-name="N2">
      <style:table-cell-properties fo:background-color="#99cccc"/>
      <style:map style:condition="is-true-formula(ABS(['DIM aligned to ALS16'.E12] - ['DIM aligned to ALS16'.$D12]) &gt; 0.2)" style:apply-style-name="Untitled1" style:base-cell-address="'DIM aligned to ALS16'.E12"/>
    </style:style>
    <style:style style:name="ce28" style:family="table-cell" style:parent-style-name="Default" style:data-style-name="N2">
      <style:table-cell-properties fo:background-color="#b0cccc"/>
      <style:map style:condition="is-true-formula(ABS(['DIM aligned to ALS16'.E16] - ['DIM aligned to ALS16'.$D16]) &gt; 0.2)" style:apply-style-name="Untitled1" style:base-cell-address="'DIM aligned to ALS16'.E16"/>
    </style:style>
    <style:style style:name="ce2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30" style:family="table-cell" style:parent-style-name="Default" style:data-style-name="N2">
      <style:table-cell-properties fo:background-color="#99cccc"/>
      <style:map style:condition="is-true-formula(ABS(['DIM aligned to ALS16'.E20] - ['DIM aligned to ALS16'.$D20]) &gt; 0.2)" style:apply-style-name="Untitled1" style:base-cell-address="'DIM aligned to ALS16'.E20"/>
    </style:style>
    <style:style style:name="ce31" style:family="table-cell" style:parent-style-name="Default" style:data-style-name="N2">
      <style:table-cell-properties fo:background-color="#b0cccc"/>
      <style:map style:condition="is-true-formula(ABS(['DIM aligned to ALS16'.E24] - ['DIM aligned to ALS16'.$D24]) &gt; 0.2)" style:apply-style-name="Untitled1" style:base-cell-address="'DIM aligned to ALS16'.E24"/>
    </style:style>
    <style:style style:name="ce32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33" style:family="table-cell" style:parent-style-name="Default" style:data-style-name="N2">
      <style:table-cell-properties fo:background-color="#99cccc"/>
      <style:map style:condition="is-true-formula(ABS(['DIM aligned to ALS16'.E28] - ['DIM aligned to ALS16'.$D28]) &gt; 0.2)" style:apply-style-name="Untitled1" style:base-cell-address="'DIM aligned to ALS16'.E28"/>
    </style:style>
    <style:style style:name="ce34" style:family="table-cell" style:parent-style-name="Default" style:data-style-name="N2">
      <style:table-cell-properties fo:background-color="#b0cccc"/>
      <style:map style:condition="is-true-formula(ABS(['DIM aligned to ALS16'.E32] - ['DIM aligned to ALS16'.$D32]) &gt; 0.2)" style:apply-style-name="Untitled1" style:base-cell-address="'DIM aligned to ALS16'.E32"/>
    </style:style>
    <style:style style:name="ce3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36" style:family="table-cell" style:parent-style-name="Default" style:data-style-name="N2">
      <style:table-cell-properties fo:background-color="#99cccc"/>
      <style:map style:condition="is-true-formula(ABS(['DIM aligned to ALS16'.E36] - ['DIM aligned to ALS16'.$D36]) &gt; 0.2)" style:apply-style-name="Untitled1" style:base-cell-address="'DIM aligned to ALS16'.E36"/>
    </style:style>
    <style:style style:name="ce37" style:family="table-cell" style:parent-style-name="Default" style:data-style-name="N2">
      <style:table-cell-properties fo:background-color="#b0cccc"/>
      <style:map style:condition="is-true-formula(ABS(['DIM aligned to ALS16'.E40] - ['DIM aligned to ALS16'.$D40]) &gt; 0.2)" style:apply-style-name="Untitled1" style:base-cell-address="'DIM aligned to ALS16'.E40"/>
    </style:style>
    <style:style style:name="ce3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39" style:family="table-cell" style:parent-style-name="Default" style:data-style-name="N2">
      <style:table-cell-properties fo:background-color="#99cccc"/>
      <style:map style:condition="is-true-formula(ABS(['DIM aligned to ALS16'.E44] - ['DIM aligned to ALS16'.$D44]) &gt; 0.2)" style:apply-style-name="Untitled1" style:base-cell-address="'DIM aligned to ALS16'.E44"/>
    </style:style>
    <style:style style:name="ce40" style:family="table-cell" style:parent-style-name="Default" style:data-style-name="N2">
      <style:table-cell-properties fo:background-color="#b0cccc"/>
      <style:map style:condition="is-true-formula(ABS(['DIM aligned to ALS16'.E48] - ['DIM aligned to ALS16'.$D48]) &gt; 0.2)" style:apply-style-name="Untitled1" style:base-cell-address="'DIM aligned to ALS16'.E48"/>
    </style:style>
    <style:style style:name="ce41" style:family="table-cell" style:parent-style-name="Default">
      <style:table-cell-properties fo:background-color="#ff8331"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order-bottom="0.06pt solid #000000" fo:background-color="#ff8331" fo:border-left="0.06pt solid #000000" fo:border-right="0.06pt solid #000000" fo:border-top="none"/>
    </style:style>
    <style:style style:name="ce4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4] - ['DIM aligned to ALS16'.$D4]) &gt; 0.2)" style:apply-style-name="Untitled1" style:base-cell-address="'DIM aligned to ALS16'.F4"/>
    </style:style>
    <style:style style:name="ce4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4] - ['DIM aligned to ALS16'.$D4]) &gt; 0.2)" style:apply-style-name="Untitled1" style:base-cell-address="'DIM aligned to ALS16'.F4"/>
    </style:style>
    <style:style style:name="ce45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</style:style>
    <style:style style:name="ce4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8] - ['DIM aligned to ALS16'.$D8]) &gt; 0.2)" style:apply-style-name="Untitled1" style:base-cell-address="'DIM aligned to ALS16'.F8"/>
    </style:style>
    <style:style style:name="ce4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</style:style>
    <style:style style:name="ce4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12] - ['DIM aligned to ALS16'.$D12]) &gt; 0.2)" style:apply-style-name="Untitled1" style:base-cell-address="'DIM aligned to ALS16'.F12"/>
    </style:style>
    <style:style style:name="ce4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12] - ['DIM aligned to ALS16'.$D12]) &gt; 0.2)" style:apply-style-name="Untitled1" style:base-cell-address="'DIM aligned to ALS16'.F12"/>
    </style:style>
    <style:style style:name="ce5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16] - ['DIM aligned to ALS16'.$D16]) &gt; 0.2)" style:apply-style-name="Untitled1" style:base-cell-address="'DIM aligned to ALS16'.F16"/>
    </style:style>
    <style:style style:name="ce5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20] - ['DIM aligned to ALS16'.$D20]) &gt; 0.2)" style:apply-style-name="Untitled1" style:base-cell-address="'DIM aligned to ALS16'.F20"/>
    </style:style>
    <style:style style:name="ce5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20] - ['DIM aligned to ALS16'.$D20]) &gt; 0.2)" style:apply-style-name="Untitled1" style:base-cell-address="'DIM aligned to ALS16'.F20"/>
    </style:style>
    <style:style style:name="ce5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24] - ['DIM aligned to ALS16'.$D24]) &gt; 0.2)" style:apply-style-name="Untitled1" style:base-cell-address="'DIM aligned to ALS16'.F24"/>
    </style:style>
    <style:style style:name="ce5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28] - ['DIM aligned to ALS16'.$D28]) &gt; 0.2)" style:apply-style-name="Untitled1" style:base-cell-address="'DIM aligned to ALS16'.F28"/>
    </style:style>
    <style:style style:name="ce5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28] - ['DIM aligned to ALS16'.$D28]) &gt; 0.2)" style:apply-style-name="Untitled1" style:base-cell-address="'DIM aligned to ALS16'.F28"/>
    </style:style>
    <style:style style:name="ce5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32] - ['DIM aligned to ALS16'.$D32]) &gt; 0.2)" style:apply-style-name="Untitled1" style:base-cell-address="'DIM aligned to ALS16'.F32"/>
    </style:style>
    <style:style style:name="ce5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36] - ['DIM aligned to ALS16'.$D36]) &gt; 0.2)" style:apply-style-name="Untitled1" style:base-cell-address="'DIM aligned to ALS16'.F36"/>
    </style:style>
    <style:style style:name="ce5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36] - ['DIM aligned to ALS16'.$D36]) &gt; 0.2)" style:apply-style-name="Untitled1" style:base-cell-address="'DIM aligned to ALS16'.F36"/>
    </style:style>
    <style:style style:name="ce5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40] - ['DIM aligned to ALS16'.$D40]) &gt; 0.2)" style:apply-style-name="Untitled1" style:base-cell-address="'DIM aligned to ALS16'.F40"/>
    </style:style>
    <style:style style:name="ce6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44] - ['DIM aligned to ALS16'.$D44]) &gt; 0.2)" style:apply-style-name="Untitled1" style:base-cell-address="'DIM aligned to ALS16'.F44"/>
    </style:style>
    <style:style style:name="ce6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44] - ['DIM aligned to ALS16'.$D44]) &gt; 0.2)" style:apply-style-name="Untitled1" style:base-cell-address="'DIM aligned to ALS16'.F44"/>
    </style:style>
    <style:style style:name="ce6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48] - ['DIM aligned to ALS16'.$D48]) &gt; 0.2)" style:apply-style-name="Untitled1" style:base-cell-address="'DIM aligned to ALS16'.F48"/>
    </style:style>
    <style:style style:name="ce6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64" style:family="table-cell" style:parent-style-name="Default" style:data-style-name="N2">
      <style:table-cell-properties fo:background-color="#99cccc"/>
      <style:map style:condition="is-true-formula(ABS(['ALS16 aligned to ALS14'.E4] - ['ALS16 aligned to ALS14'.$D4]) &gt; 0.2)" style:apply-style-name="Untitled1" style:base-cell-address="'ALS16 aligned to ALS14'.E4"/>
    </style:style>
    <style:style style:name="ce65" style:family="table-cell" style:parent-style-name="Default" style:data-style-name="N2">
      <style:table-cell-properties fo:background-color="#b0cccc"/>
      <style:map style:condition="is-true-formula(ABS(['ALS16 aligned to ALS14'.E8] - ['ALS16 aligned to ALS14'.$D8]) &gt; 0.2)" style:apply-style-name="Untitled1" style:base-cell-address="'ALS16 aligned to ALS14'.E8"/>
    </style:style>
    <style:style style:name="ce6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67" style:family="table-cell" style:parent-style-name="Default" style:data-style-name="N2">
      <style:table-cell-properties fo:background-color="#99cccc"/>
      <style:map style:condition="is-true-formula(ABS(['ALS16 aligned to ALS14'.E13] - ['ALS16 aligned to ALS14'.$D13]) &gt; 0.2)" style:apply-style-name="Untitled1" style:base-cell-address="'ALS16 aligned to ALS14'.E13"/>
    </style:style>
    <style:style style:name="ce68" style:family="table-cell" style:parent-style-name="Default" style:data-style-name="N2">
      <style:table-cell-properties fo:border-bottom="0.06pt solid #000000" fo:background-color="#99cccc" fo:border-left="none" fo:border-right="none" fo:border-top="none"/>
      <style:map style:condition="is-true-formula(ABS(['ALS16 aligned to ALS14'.E13] - ['ALS16 aligned to ALS14'.$D13]) &gt; 0.2)" style:apply-style-name="Untitled1" style:base-cell-address="'ALS16 aligned to ALS14'.E13"/>
    </style:style>
    <style:style style:name="ce69" style:family="table-cell" style:parent-style-name="Default" style:data-style-name="N2">
      <style:table-cell-properties fo:background-color="#b0cccc"/>
      <style:map style:condition="is-true-formula(ABS(['ALS16 aligned to ALS14'.E13] - ['ALS16 aligned to ALS14'.$D13]) &gt; 0.2)" style:apply-style-name="Untitled1" style:base-cell-address="'ALS16 aligned to ALS14'.E13"/>
    </style:style>
    <style:style style:name="ce70" style:family="table-cell" style:parent-style-name="Default" style:data-style-name="N2">
      <style:table-cell-properties fo:background-color="#b0cccc"/>
      <style:map style:condition="is-true-formula(ABS(['ALS16 aligned to ALS14'.E13] - ['ALS16 aligned to ALS14'.$D13]) &gt; 0.2)" style:apply-style-name="Untitled1" style:base-cell-address="'ALS16 aligned to ALS14'.E13"/>
    </style:style>
    <style:style style:name="ce7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72" style:family="table-cell" style:parent-style-name="Default" style:data-style-name="N2">
      <style:table-cell-properties fo:background-color="#99cccc"/>
      <style:map style:condition="is-true-formula(ABS(['ALS16 aligned to ALS14'.E20] - ['ALS16 aligned to ALS14'.$D20]) &gt; 0.2)" style:apply-style-name="Untitled1" style:base-cell-address="'ALS16 aligned to ALS14'.E20"/>
    </style:style>
    <style:style style:name="ce73" style:family="table-cell" style:parent-style-name="Default" style:data-style-name="N2">
      <style:table-cell-properties fo:background-color="#b0cccc"/>
      <style:map style:condition="is-true-formula(ABS(['ALS16 aligned to ALS14'.E24] - ['ALS16 aligned to ALS14'.$D24]) &gt; 0.2)" style:apply-style-name="Untitled1" style:base-cell-address="'ALS16 aligned to ALS14'.E24"/>
    </style:style>
    <style:style style:name="ce7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75" style:family="table-cell" style:parent-style-name="Default" style:data-style-name="N2">
      <style:table-cell-properties fo:background-color="#99cccc"/>
      <style:map style:condition="is-true-formula(ABS(['ALS16 aligned to ALS14'.E28] - ['ALS16 aligned to ALS14'.$D28]) &gt; 0.2)" style:apply-style-name="Untitled1" style:base-cell-address="'ALS16 aligned to ALS14'.E28"/>
    </style:style>
    <style:style style:name="ce76" style:family="table-cell" style:parent-style-name="Default" style:data-style-name="N2">
      <style:table-cell-properties fo:background-color="#b0cccc"/>
      <style:map style:condition="is-true-formula(ABS(['ALS16 aligned to ALS14'.E32] - ['ALS16 aligned to ALS14'.$D32]) &gt; 0.2)" style:apply-style-name="Untitled1" style:base-cell-address="'ALS16 aligned to ALS14'.E32"/>
    </style:style>
    <style:style style:name="ce7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78" style:family="table-cell" style:parent-style-name="Default" style:data-style-name="N2">
      <style:table-cell-properties fo:background-color="#99cccc"/>
      <style:map style:condition="is-true-formula(ABS(['ALS16 aligned to ALS14'.E36] - ['ALS16 aligned to ALS14'.$D36]) &gt; 0.2)" style:apply-style-name="Untitled1" style:base-cell-address="'ALS16 aligned to ALS14'.E36"/>
    </style:style>
    <style:style style:name="ce79" style:family="table-cell" style:parent-style-name="Default" style:data-style-name="N2">
      <style:table-cell-properties fo:background-color="#b0cccc"/>
      <style:map style:condition="is-true-formula(ABS(['ALS16 aligned to ALS14'.E40] - ['ALS16 aligned to ALS14'.$D40]) &gt; 0.2)" style:apply-style-name="Untitled1" style:base-cell-address="'ALS16 aligned to ALS14'.E40"/>
    </style:style>
    <style:style style:name="ce8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81" style:family="table-cell" style:parent-style-name="Default" style:data-style-name="N2">
      <style:table-cell-properties fo:background-color="#99cccc"/>
      <style:map style:condition="is-true-formula(ABS(['ALS16 aligned to ALS14'.E44] - ['ALS16 aligned to ALS14'.$D44]) &gt; 0.2)" style:apply-style-name="Untitled1" style:base-cell-address="'ALS16 aligned to ALS14'.E44"/>
    </style:style>
    <style:style style:name="ce82" style:family="table-cell" style:parent-style-name="Default" style:data-style-name="N2">
      <style:table-cell-properties fo:background-color="#b0cccc"/>
      <style:map style:condition="is-true-formula(ABS(['ALS16 aligned to ALS14'.E48] - ['ALS16 aligned to ALS14'.$D48]) &gt; 0.2)" style:apply-style-name="Untitled1" style:base-cell-address="'ALS16 aligned to ALS14'.E48"/>
    </style:style>
    <style:style style:name="ce8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4] - ['ALS16 aligned to ALS14'.$D4]) &gt; 0.2)" style:apply-style-name="Untitled1" style:base-cell-address="'ALS16 aligned to ALS14'.F4"/>
    </style:style>
    <style:style style:name="ce8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4] - ['ALS16 aligned to ALS14'.$D4]) &gt; 0.2)" style:apply-style-name="Untitled1" style:base-cell-address="'ALS16 aligned to ALS14'.F4"/>
    </style:style>
    <style:style style:name="ce8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8] - ['ALS16 aligned to ALS14'.$D8]) &gt; 0.2)" style:apply-style-name="Untitled1" style:base-cell-address="'ALS16 aligned to ALS14'.F8"/>
    </style:style>
    <style:style style:name="ce8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</style:style>
    <style:style style:name="ce8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</style:style>
    <style:style style:name="ce8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16] - ['ALS16 aligned to ALS14'.$D16]) &gt; 0.2)" style:apply-style-name="Untitled1" style:base-cell-address="'ALS16 aligned to ALS14'.F16"/>
    </style:style>
    <style:style style:name="ce8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20] - ['ALS16 aligned to ALS14'.$D20]) &gt; 0.2)" style:apply-style-name="Untitled1" style:base-cell-address="'ALS16 aligned to ALS14'.F20"/>
    </style:style>
    <style:style style:name="ce9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20] - ['ALS16 aligned to ALS14'.$D20]) &gt; 0.2)" style:apply-style-name="Untitled1" style:base-cell-address="'ALS16 aligned to ALS14'.F20"/>
    </style:style>
    <style:style style:name="ce9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24] - ['ALS16 aligned to ALS14'.$D24]) &gt; 0.2)" style:apply-style-name="Untitled1" style:base-cell-address="'ALS16 aligned to ALS14'.F24"/>
    </style:style>
    <style:style style:name="ce9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28] - ['ALS16 aligned to ALS14'.$D28]) &gt; 0.2)" style:apply-style-name="Untitled1" style:base-cell-address="'ALS16 aligned to ALS14'.F28"/>
    </style:style>
    <style:style style:name="ce9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28] - ['ALS16 aligned to ALS14'.$D28]) &gt; 0.2)" style:apply-style-name="Untitled1" style:base-cell-address="'ALS16 aligned to ALS14'.F28"/>
    </style:style>
    <style:style style:name="ce9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32] - ['ALS16 aligned to ALS14'.$D32]) &gt; 0.2)" style:apply-style-name="Untitled1" style:base-cell-address="'ALS16 aligned to ALS14'.F32"/>
    </style:style>
    <style:style style:name="ce9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36] - ['ALS16 aligned to ALS14'.$D36]) &gt; 0.2)" style:apply-style-name="Untitled1" style:base-cell-address="'ALS16 aligned to ALS14'.F36"/>
    </style:style>
    <style:style style:name="ce9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36] - ['ALS16 aligned to ALS14'.$D36]) &gt; 0.2)" style:apply-style-name="Untitled1" style:base-cell-address="'ALS16 aligned to ALS14'.F36"/>
    </style:style>
    <style:style style:name="ce9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40] - ['ALS16 aligned to ALS14'.$D40]) &gt; 0.2)" style:apply-style-name="Untitled1" style:base-cell-address="'ALS16 aligned to ALS14'.F40"/>
    </style:style>
    <style:style style:name="ce9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ALS16 aligned to ALS14'.F44] - ['ALS16 aligned to ALS14'.$D44]) &gt; 0.2)" style:apply-style-name="Untitled1" style:base-cell-address="'ALS16 aligned to ALS14'.F44"/>
    </style:style>
    <style:style style:name="ce9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ALS16 aligned to ALS14'.F44] - ['ALS16 aligned to ALS14'.$D44]) &gt; 0.2)" style:apply-style-name="Untitled1" style:base-cell-address="'ALS16 aligned to ALS14'.F44"/>
    </style:style>
    <style:style style:name="ce10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ALS16 aligned to ALS14'.F48] - ['ALS16 aligned to ALS14'.$D48]) &gt; 0.2)" style:apply-style-name="Untitled1" style:base-cell-address="'ALS16 aligned to ALS14'.F48"/>
    </style:style>
    <style:style style:name="ce10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102" style:family="table-cell" style:parent-style-name="Default" style:data-style-name="N2">
      <style:table-cell-properties fo:background-color="#99cccc"/>
      <style:map style:condition="is-true-formula(ABS(['DIM aligned to ALS14'.E4] - ['DIM aligned to ALS14'.$D4]) &gt; 0.2)" style:apply-style-name="Untitled1" style:base-cell-address="'DIM aligned to ALS14'.E4"/>
    </style:style>
    <style:style style:name="ce103" style:family="table-cell" style:parent-style-name="Default" style:data-style-name="N2">
      <style:table-cell-properties fo:background-color="#b0cccc"/>
      <style:map style:condition="is-true-formula(ABS(['DIM aligned to ALS14'.E8] - ['DIM aligned to ALS14'.$D8]) &gt; 0.2)" style:apply-style-name="Untitled1" style:base-cell-address="'DIM aligned to ALS14'.E8"/>
    </style:style>
    <style:style style:name="ce10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105" style:family="table-cell" style:parent-style-name="Default" style:data-style-name="N2">
      <style:table-cell-properties fo:background-color="#99cccc"/>
      <style:map style:condition="is-true-formula(ABS(['DIM aligned to ALS14'.E12] - ['DIM aligned to ALS14'.$D12]) &gt; 0.2)" style:apply-style-name="Untitled1" style:base-cell-address="'DIM aligned to ALS14'.E12"/>
    </style:style>
    <style:style style:name="ce106" style:family="table-cell" style:parent-style-name="Default" style:data-style-name="N2">
      <style:table-cell-properties fo:background-color="#b0cccc"/>
      <style:map style:condition="is-true-formula(ABS(['DIM aligned to ALS14'.E16] - ['DIM aligned to ALS14'.$D16]) &gt; 0.2)" style:apply-style-name="Untitled1" style:base-cell-address="'DIM aligned to ALS14'.E16"/>
    </style:style>
    <style:style style:name="ce10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108" style:family="table-cell" style:parent-style-name="Default" style:data-style-name="N2">
      <style:table-cell-properties fo:background-color="#99cccc"/>
      <style:map style:condition="is-true-formula(ABS(['DIM aligned to ALS14'.E20] - ['DIM aligned to ALS14'.$D20]) &gt; 0.2)" style:apply-style-name="Untitled1" style:base-cell-address="'DIM aligned to ALS14'.E20"/>
    </style:style>
    <style:style style:name="ce109" style:family="table-cell" style:parent-style-name="Default" style:data-style-name="N2">
      <style:table-cell-properties fo:background-color="#b0cccc"/>
      <style:map style:condition="is-true-formula(ABS(['DIM aligned to ALS14'.E24] - ['DIM aligned to ALS14'.$D24]) &gt; 0.2)" style:apply-style-name="Untitled1" style:base-cell-address="'DIM aligned to ALS14'.E24"/>
    </style:style>
    <style:style style:name="ce11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111" style:family="table-cell" style:parent-style-name="Default" style:data-style-name="N2">
      <style:table-cell-properties fo:background-color="#99cccc"/>
      <style:map style:condition="is-true-formula(ABS(['DIM aligned to ALS14'.E28] - ['DIM aligned to ALS14'.$D28]) &gt; 0.2)" style:apply-style-name="Untitled1" style:base-cell-address="'DIM aligned to ALS14'.E28"/>
    </style:style>
    <style:style style:name="ce112" style:family="table-cell" style:parent-style-name="Default" style:data-style-name="N2">
      <style:table-cell-properties fo:background-color="#b0cccc"/>
      <style:map style:condition="is-true-formula(ABS(['DIM aligned to ALS14'.E32] - ['DIM aligned to ALS14'.$D32]) &gt; 0.2)" style:apply-style-name="Untitled1" style:base-cell-address="'DIM aligned to ALS14'.E32"/>
    </style:style>
    <style:style style:name="ce11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114" style:family="table-cell" style:parent-style-name="Default" style:data-style-name="N2">
      <style:table-cell-properties fo:background-color="#99cccc"/>
      <style:map style:condition="is-true-formula(ABS(['DIM aligned to ALS14'.E36] - ['DIM aligned to ALS14'.$D36]) &gt; 0.2)" style:apply-style-name="Untitled1" style:base-cell-address="'DIM aligned to ALS14'.E36"/>
    </style:style>
    <style:style style:name="ce115" style:family="table-cell" style:parent-style-name="Default" style:data-style-name="N2">
      <style:table-cell-properties fo:background-color="#b0cccc"/>
      <style:map style:condition="is-true-formula(ABS(['DIM aligned to ALS14'.E40] - ['DIM aligned to ALS14'.$D40]) &gt; 0.2)" style:apply-style-name="Untitled1" style:base-cell-address="'DIM aligned to ALS14'.E40"/>
    </style:style>
    <style:style style:name="ce11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117" style:family="table-cell" style:parent-style-name="Default" style:data-style-name="N2">
      <style:table-cell-properties fo:background-color="#99cccc"/>
      <style:map style:condition="is-true-formula(ABS(['DIM aligned to ALS14'.E44] - ['DIM aligned to ALS14'.$D44]) &gt; 0.2)" style:apply-style-name="Untitled1" style:base-cell-address="'DIM aligned to ALS14'.E44"/>
    </style:style>
    <style:style style:name="ce118" style:family="table-cell" style:parent-style-name="Default" style:data-style-name="N2">
      <style:table-cell-properties fo:background-color="#b0cccc"/>
      <style:map style:condition="is-true-formula(ABS(['DIM aligned to ALS14'.E48] - ['DIM aligned to ALS14'.$D48]) &gt; 0.2)" style:apply-style-name="Untitled1" style:base-cell-address="'DIM aligned to ALS14'.E48"/>
    </style:style>
    <style:style style:name="ce11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4] - ['DIM aligned to ALS14'.$D4]) &gt; 0.2)" style:apply-style-name="Untitled1" style:base-cell-address="'DIM aligned to ALS14'.F4"/>
    </style:style>
    <style:style style:name="ce12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4] - ['DIM aligned to ALS14'.$D4]) &gt; 0.2)" style:apply-style-name="Untitled1" style:base-cell-address="'DIM aligned to ALS14'.F4"/>
    </style:style>
    <style:style style:name="ce12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8] - ['DIM aligned to ALS14'.$D8]) &gt; 0.2)" style:apply-style-name="Untitled1" style:base-cell-address="'DIM aligned to ALS14'.F8"/>
    </style:style>
    <style:style style:name="ce12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</style:style>
    <style:style style:name="ce12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</style:style>
    <style:style style:name="ce12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16] - ['DIM aligned to ALS14'.$D16]) &gt; 0.2)" style:apply-style-name="Untitled1" style:base-cell-address="'DIM aligned to ALS14'.F16"/>
    </style:style>
    <style:style style:name="ce12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20] - ['DIM aligned to ALS14'.$D20]) &gt; 0.2)" style:apply-style-name="Untitled1" style:base-cell-address="'DIM aligned to ALS14'.F20"/>
    </style:style>
    <style:style style:name="ce12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20] - ['DIM aligned to ALS14'.$D20]) &gt; 0.2)" style:apply-style-name="Untitled1" style:base-cell-address="'DIM aligned to ALS14'.F20"/>
    </style:style>
    <style:style style:name="ce12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24] - ['DIM aligned to ALS14'.$D24]) &gt; 0.2)" style:apply-style-name="Untitled1" style:base-cell-address="'DIM aligned to ALS14'.F24"/>
    </style:style>
    <style:style style:name="ce12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28] - ['DIM aligned to ALS14'.$D28]) &gt; 0.2)" style:apply-style-name="Untitled1" style:base-cell-address="'DIM aligned to ALS14'.F28"/>
    </style:style>
    <style:style style:name="ce12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28] - ['DIM aligned to ALS14'.$D28]) &gt; 0.2)" style:apply-style-name="Untitled1" style:base-cell-address="'DIM aligned to ALS14'.F28"/>
    </style:style>
    <style:style style:name="ce13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32] - ['DIM aligned to ALS14'.$D32]) &gt; 0.2)" style:apply-style-name="Untitled1" style:base-cell-address="'DIM aligned to ALS14'.F32"/>
    </style:style>
    <style:style style:name="ce13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36] - ['DIM aligned to ALS14'.$D36]) &gt; 0.2)" style:apply-style-name="Untitled1" style:base-cell-address="'DIM aligned to ALS14'.F36"/>
    </style:style>
    <style:style style:name="ce13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36] - ['DIM aligned to ALS14'.$D36]) &gt; 0.2)" style:apply-style-name="Untitled1" style:base-cell-address="'DIM aligned to ALS14'.F36"/>
    </style:style>
    <style:style style:name="ce13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40] - ['DIM aligned to ALS14'.$D40]) &gt; 0.2)" style:apply-style-name="Untitled1" style:base-cell-address="'DIM aligned to ALS14'.F40"/>
    </style:style>
    <style:style style:name="ce13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4'.F44] - ['DIM aligned to ALS14'.$D44]) &gt; 0.2)" style:apply-style-name="Untitled1" style:base-cell-address="'DIM aligned to ALS14'.F44"/>
    </style:style>
    <style:style style:name="ce13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4'.F44] - ['DIM aligned to ALS14'.$D44]) &gt; 0.2)" style:apply-style-name="Untitled1" style:base-cell-address="'DIM aligned to ALS14'.F44"/>
    </style:style>
    <style:style style:name="ce13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4'.F48] - ['DIM aligned to ALS14'.$D48]) &gt; 0.2)" style:apply-style-name="Untitled1" style:base-cell-address="'DIM aligned to ALS14'.F48"/>
    </style:style>
  </office:automatic-styles>
  <office:body>
    <office:spreadsheet>
      <table:calculation-settings table:automatic-find-labels="false"/>
      <table:table table:name="DIM aligned to ALS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3"/>
        <table:table-column table:style-name="co4" table:default-cell-style-name="ce45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Accumulator</text:p>
          </table:table-cell>
          <table:table-cell table:number-columns-repeated="4"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style-name="ce4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1" office:value-type="float" office:value="-0.03735228" calcext:value-type="float">
            <text:p>-0.04</text:p>
          </table:table-cell>
          <table:table-cell table:style-name="ce43"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2" office:value-type="float" office:value="-0.06430414" calcext:value-type="float">
            <text:p>-0.06</text:p>
          </table:table-cell>
          <table:table-cell table:style-name="ce44"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2" office:value-type="float" office:value="-0.29612572" calcext:value-type="float">
            <text:p>-0.30</text:p>
          </table:table-cell>
          <table:table-cell table:style-name="ce44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office:value-type="float" office:value="0" calcext:value-type="float">
            <text:p>0.00</text:p>
          </table:table-cell>
          <table:table-cell office:value-type="float" office:value="0.00211787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4" office:value-type="float" office:value="-0.15403661" calcext:value-type="float">
            <text:p>-0.15</text:p>
          </table:table-cell>
          <table:table-cell table:style-name="ce46" office:value-type="float" office:value="-0.1" calcext:value-type="float">
            <text:p>-0.10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4" office:value-type="float" office:value="-0.16037555" calcext:value-type="float">
            <text:p>-0.16</text:p>
          </table:table-cell>
          <table:table-cell table:style-name="ce46" office:value-type="float" office:value="-0.1" calcext:value-type="float">
            <text:p>-0.10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4" office:value-type="float" office:value="-0.13135747" calcext:value-type="float">
            <text:p>-0.13</text:p>
          </table:table-cell>
          <table:table-cell table:style-name="ce46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 office:value-type="float" office:value="0" calcext:value-type="float">
            <text:p>0.00</text:p>
          </table:table-cell>
          <table:table-cell table:style-name="ce47" office:value-type="float" office:value="0.00924075" calcext:value-type="float">
            <text:p>0.0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6" office:value-type="float" office:value="-0.0163503" calcext:value-type="float">
            <text:p>-0.02</text:p>
          </table:table-cell>
          <table:table-cell table:style-name="ce48" office:value-type="float" office:value="-0.1" calcext:value-type="float">
            <text:p>-0.10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7" office:value-type="float" office:value="0.07315016" calcext:value-type="float">
            <text:p>0.07</text:p>
          </table:table-cell>
          <table:table-cell table:style-name="ce49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7" office:value-type="float" office:value="-0.09056645" calcext:value-type="float">
            <text:p>-0.09</text:p>
          </table:table-cell>
          <table:table-cell table:style-name="ce49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office:value-type="float" office:value="0" calcext:value-type="float">
            <text:p>0.00</text:p>
          </table:table-cell>
          <table:table-cell office:value-type="float" office:value="0.01361031" calcext:value-type="float">
            <text:p>0.01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8" office:value-type="float" office:value="-0.0493427" calcext:value-type="float">
            <text:p>-0.05</text:p>
          </table:table-cell>
          <table:table-cell table:style-name="ce50" office:value-type="float" office:value="-0.05" calcext:value-type="float">
            <text:p>-0.05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8" office:value-type="float" office:value="-0.03920453" calcext:value-type="float">
            <text:p>-0.04</text:p>
          </table:table-cell>
          <table:table-cell table:style-name="ce50" office:value-type="float" office:value="-0.15" calcext:value-type="float">
            <text:p>-0.15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8" office:value-type="float" office:value="-0.16133624" calcext:value-type="float">
            <text:p>-0.16</text:p>
          </table:table-cell>
          <table:table-cell table:style-name="ce50" office:value-type="float" office:value="-0.15" calcext:value-type="float">
            <text:p>-0.15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 office:value-type="float" office:value="0" calcext:value-type="float">
            <text:p>0.00</text:p>
          </table:table-cell>
          <table:table-cell table:style-name="ce47" office:value-type="float" office:value="0.020953" calcext:value-type="float">
            <text:p>0.0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9" office:value-type="float" office:value="1.30739461" calcext:value-type="float">
            <text:p>1.31</text:p>
          </table:table-cell>
          <table:table-cell table:style-name="ce51" office:value-type="float" office:value="-0.15" calcext:value-type="float">
            <text:p>-0.15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30" office:value-type="float" office:value="-2.36185358" calcext:value-type="float">
            <text:p>-2.36</text:p>
          </table:table-cell>
          <table:table-cell table:style-name="ce52"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30" office:value-type="float" office:value="-0.04168108" calcext:value-type="float">
            <text:p>-0.04</text:p>
          </table:table-cell>
          <table:table-cell table:style-name="ce52"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office:value-type="float" office:value="0" calcext:value-type="float">
            <text:p>0.00</text:p>
          </table:table-cell>
          <table:table-cell office:value-type="float" office:value="0.00134612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31" office:value-type="float" office:value="-0.07198786" calcext:value-type="float">
            <text:p>-0.07</text:p>
          </table:table-cell>
          <table:table-cell table:style-name="ce53" office:value-type="float" office:value="-0.3" calcext:value-type="float">
            <text:p>-0.30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31" office:value-type="float" office:value="-0.27497733" calcext:value-type="float">
            <text:p>-0.27</text:p>
          </table:table-cell>
          <table:table-cell table:style-name="ce53"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31" office:value-type="float" office:value="-0.13389845" calcext:value-type="float">
            <text:p>-0.13</text:p>
          </table:table-cell>
          <table:table-cell table:style-name="ce5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 office:value-type="float" office:value="0" calcext:value-type="float">
            <text:p>0.00</text:p>
          </table:table-cell>
          <table:table-cell table:style-name="ce47" office:value-type="float" office:value="0.00567953" calcext:value-type="float">
            <text:p>0.0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32" office:value-type="float" office:value="-0.73610483" calcext:value-type="float">
            <text:p>-0.74</text:p>
          </table:table-cell>
          <table:table-cell table:style-name="ce54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33" office:value-type="float" office:value="0.42027501" calcext:value-type="float">
            <text:p>0.42</text:p>
          </table:table-cell>
          <table:table-cell table:style-name="ce55" office:value-type="float" office:value="0.45" calcext:value-type="float">
            <text:p>0.45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33" office:value-type="float" office:value="-0.09346232" calcext:value-type="float">
            <text:p>-0.09</text:p>
          </table:table-cell>
          <table:table-cell table:style-name="ce55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office:value-type="float" office:value="0" calcext:value-type="float">
            <text:p>0.00</text:p>
          </table:table-cell>
          <table:table-cell office:value-type="float" office:value="0.01304775" calcext:value-type="float">
            <text:p>0.01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34" office:value-type="float" office:value="-0.06509168" calcext:value-type="float">
            <text:p>-0.07</text:p>
          </table:table-cell>
          <table:table-cell table:style-name="ce56" office:value-type="float" office:value="-0.15" calcext:value-type="float">
            <text:p>-0.15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34" office:value-type="float" office:value="0.10312312" calcext:value-type="float">
            <text:p>0.10</text:p>
          </table:table-cell>
          <table:table-cell table:style-name="ce56" office:value-type="float" office:value="0.5" calcext:value-type="float">
            <text:p>0.50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34" office:value-type="float" office:value="0.00458842" calcext:value-type="float">
            <text:p>0.00</text:p>
          </table:table-cell>
          <table:table-cell table:style-name="ce56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 office:value-type="float" office:value="0" calcext:value-type="float">
            <text:p>0.00</text:p>
          </table:table-cell>
          <table:table-cell table:style-name="ce47" office:value-type="float" office:value="0.00864695" calcext:value-type="float">
            <text:p>0.0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35" office:value-type="float" office:value="-0.04422099" calcext:value-type="float">
            <text:p>-0.04</text:p>
          </table:table-cell>
          <table:table-cell table:style-name="ce57" office:value-type="float" office:value="-0.2" calcext:value-type="float">
            <text:p>-0.20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36" office:value-type="float" office:value="0.1694563" calcext:value-type="float">
            <text:p>0.17</text:p>
          </table:table-cell>
          <table:table-cell table:style-name="ce58"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36" office:value-type="float" office:value="-0.00563719" calcext:value-type="float">
            <text:p>-0.01</text:p>
          </table:table-cell>
          <table:table-cell table:style-name="ce58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office:value-type="float" office:value="0" calcext:value-type="float">
            <text:p>0.00</text:p>
          </table:table-cell>
          <table:table-cell office:value-type="float" office:value="0.01255575" calcext:value-type="float">
            <text:p>0.01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37" office:value-type="float" office:value="0.13907486" calcext:value-type="float">
            <text:p>0.14</text:p>
          </table:table-cell>
          <table:table-cell table:style-name="ce59" office:value-type="float" office:value="0.2" calcext:value-type="float">
            <text:p>0.20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37" office:value-type="float" office:value="0.07713762" calcext:value-type="float">
            <text:p>0.08</text:p>
          </table:table-cell>
          <table:table-cell table:style-name="ce59"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37" office:value-type="float" office:value="-0.09870385" calcext:value-type="float">
            <text:p>-0.10</text:p>
          </table:table-cell>
          <table:table-cell table:style-name="ce59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 office:value-type="float" office:value="0" calcext:value-type="float">
            <text:p>0.00</text:p>
          </table:table-cell>
          <table:table-cell table:style-name="ce47" office:value-type="float" office:value="0.01114507" calcext:value-type="float">
            <text:p>0.0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38" office:value-type="float" office:value="0.02081914" calcext:value-type="float">
            <text:p>0.02</text:p>
          </table:table-cell>
          <table:table-cell table:style-name="ce60" office:value-type="float" office:value="-0.1" calcext:value-type="float">
            <text:p>-0.10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39" office:value-type="float" office:value="0.00165584" calcext:value-type="float">
            <text:p>0.00</text:p>
          </table:table-cell>
          <table:table-cell table:style-name="ce61" office:value-type="float" office:value="0.1" calcext:value-type="float">
            <text:p>0.10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39" office:value-type="float" office:value="-0.11328252" calcext:value-type="float">
            <text:p>-0.11</text:p>
          </table:table-cell>
          <table:table-cell table:style-name="ce61"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office:value-type="float" office:value="0" calcext:value-type="float">
            <text:p>0.00</text:p>
          </table:table-cell>
          <table:table-cell office:value-type="float" office:value="0.00813193" calcext:value-type="float">
            <text:p>0.01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/>
          <table:table-cell table:style-name="ce40" office:value-type="float" office:value="-0.12914735" calcext:value-type="float">
            <text:p>-0.13</text:p>
          </table:table-cell>
          <table:table-cell table:style-name="ce62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40" office:value-type="float" office:value="0.11168573" calcext:value-type="float">
            <text:p>0.11</text:p>
          </table:table-cell>
          <table:table-cell table:style-name="ce62" office:value-type="float" office:value="0.2" calcext:value-type="float">
            <text:p>0.20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40" office:value-type="float" office:value="-0.10526774" calcext:value-type="float">
            <text:p>-0.11</text:p>
          </table:table-cell>
          <table:table-cell table:style-name="ce62" office:value-type="float" office:value="0.05" calcext:value-type="float">
            <text:p>0.05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/>
          <table:table-cell table:style-name="ce25" office:value-type="float" office:value="0" calcext:value-type="float">
            <text:p>0.00</text:p>
          </table:table-cell>
          <table:table-cell table:style-name="ce47" office:value-type="float" office:value="0.01095881" calcext:value-type="float">
            <text:p>0.01</text:p>
          </table:table-cell>
          <table:table-cell table:number-columns-repeated="4"/>
        </table:table-row>
        <calcext:conditional-formats>
          <calcext:conditional-format calcext:target-range-address="'DIM aligned to ALS16'.E8:'DIM aligned to ALS16'.E10">
            <calcext:condition calcext:apply-style-name="Untitled1" calcext:value="formula-is(ABS(['DIM aligned to ALS16'.E8] - ['DIM aligned to ALS16'.$D8]) &gt; 0.2)" calcext:base-cell-address="'DIM aligned to ALS16'.E8"/>
          </calcext:conditional-format>
          <calcext:conditional-format calcext:target-range-address="'DIM aligned to ALS16'.E20:'DIM aligned to ALS16'.E22">
            <calcext:condition calcext:apply-style-name="Untitled1" calcext:value="formula-is(ABS(['DIM aligned to ALS16'.E20] - ['DIM aligned to ALS16'.$D20]) &gt; 0.2)" calcext:base-cell-address="'DIM aligned to ALS16'.E20"/>
          </calcext:conditional-format>
          <calcext:conditional-format calcext:target-range-address="'DIM aligned to ALS16'.E28:'DIM aligned to ALS16'.E30">
            <calcext:condition calcext:apply-style-name="Untitled1" calcext:value="formula-is(ABS(['DIM aligned to ALS16'.E28] - ['DIM aligned to ALS16'.$D28]) &gt; 0.2)" calcext:base-cell-address="'DIM aligned to ALS16'.E28"/>
          </calcext:conditional-format>
          <calcext:conditional-format calcext:target-range-address="'DIM aligned to ALS16'.E36:'DIM aligned to ALS16'.E38">
            <calcext:condition calcext:apply-style-name="Untitled1" calcext:value="formula-is(ABS(['DIM aligned to ALS16'.E36] - ['DIM aligned to ALS16'.$D36]) &gt; 0.2)" calcext:base-cell-address="'DIM aligned to ALS16'.E36"/>
          </calcext:conditional-format>
          <calcext:conditional-format calcext:target-range-address="'DIM aligned to ALS16'.E44:'DIM aligned to ALS16'.E46">
            <calcext:condition calcext:apply-style-name="Untitled1" calcext:value="formula-is(ABS(['DIM aligned to ALS16'.E44] - ['DIM aligned to ALS16'.$D44]) &gt; 0.2)" calcext:base-cell-address="'DIM aligned to ALS16'.E44"/>
          </calcext:conditional-format>
          <calcext:conditional-format calcext:target-range-address="'DIM aligned to ALS16'.E12:'DIM aligned to ALS16'.E14">
            <calcext:condition calcext:apply-style-name="Untitled1" calcext:value="formula-is(ABS(['DIM aligned to ALS16'.E12] - ['DIM aligned to ALS16'.$D12]) &gt; 0.2)" calcext:base-cell-address="'DIM aligned to ALS16'.E12"/>
          </calcext:conditional-format>
          <calcext:conditional-format calcext:target-range-address="'DIM aligned to ALS16'.E16:'DIM aligned to ALS16'.E18">
            <calcext:condition calcext:apply-style-name="Untitled1" calcext:value="formula-is(ABS(['DIM aligned to ALS16'.E16] - ['DIM aligned to ALS16'.$D16]) &gt; 0.2)" calcext:base-cell-address="'DIM aligned to ALS16'.E16"/>
          </calcext:conditional-format>
          <calcext:conditional-format calcext:target-range-address="'DIM aligned to ALS16'.E24:'DIM aligned to ALS16'.E26">
            <calcext:condition calcext:apply-style-name="Untitled1" calcext:value="formula-is(ABS(['DIM aligned to ALS16'.E24] - ['DIM aligned to ALS16'.$D24]) &gt; 0.2)" calcext:base-cell-address="'DIM aligned to ALS16'.E24"/>
          </calcext:conditional-format>
          <calcext:conditional-format calcext:target-range-address="'DIM aligned to ALS16'.E32:'DIM aligned to ALS16'.E34">
            <calcext:condition calcext:apply-style-name="Untitled1" calcext:value="formula-is(ABS(['DIM aligned to ALS16'.E32] - ['DIM aligned to ALS16'.$D32]) &gt; 0.2)" calcext:base-cell-address="'DIM aligned to ALS16'.E32"/>
          </calcext:conditional-format>
          <calcext:conditional-format calcext:target-range-address="'DIM aligned to ALS16'.E40:'DIM aligned to ALS16'.E42">
            <calcext:condition calcext:apply-style-name="Untitled1" calcext:value="formula-is(ABS(['DIM aligned to ALS16'.E40] - ['DIM aligned to ALS16'.$D40]) &gt; 0.2)" calcext:base-cell-address="'DIM aligned to ALS16'.E40"/>
          </calcext:conditional-format>
          <calcext:conditional-format calcext:target-range-address="'DIM aligned to ALS16'.E48:'DIM aligned to ALS16'.E50">
            <calcext:condition calcext:apply-style-name="Untitled1" calcext:value="formula-is(ABS(['DIM aligned to ALS16'.E48] - ['DIM aligned to ALS16'.$D48]) &gt; 0.2)" calcext:base-cell-address="'DIM aligned to ALS16'.E48"/>
          </calcext:conditional-format>
          <calcext:conditional-format calcext:target-range-address="'DIM aligned to ALS16'.F4:'DIM aligned to ALS16'.F6">
            <calcext:condition calcext:apply-style-name="Untitled1" calcext:value="formula-is(ABS(['DIM aligned to ALS16'.F4] - ['DIM aligned to ALS16'.$D4]) &gt; 0.2)" calcext:base-cell-address="'DIM aligned to ALS16'.F4"/>
          </calcext:conditional-format>
          <calcext:conditional-format calcext:target-range-address="'DIM aligned to ALS16'.F8:'DIM aligned to ALS16'.F10">
            <calcext:condition calcext:apply-style-name="Untitled1" calcext:value="formula-is(ABS(['DIM aligned to ALS16'.F8] - ['DIM aligned to ALS16'.$D8]) &gt; 0.2)" calcext:base-cell-address="'DIM aligned to ALS16'.F8"/>
          </calcext:conditional-format>
          <calcext:conditional-format calcext:target-range-address="'DIM aligned to ALS16'.F20:'DIM aligned to ALS16'.F22">
            <calcext:condition calcext:apply-style-name="Untitled1" calcext:value="formula-is(ABS(['DIM aligned to ALS16'.F20] - ['DIM aligned to ALS16'.$D20]) &gt; 0.2)" calcext:base-cell-address="'DIM aligned to ALS16'.F20"/>
          </calcext:conditional-format>
          <calcext:conditional-format calcext:target-range-address="'DIM aligned to ALS16'.F36:'DIM aligned to ALS16'.F38">
            <calcext:condition calcext:apply-style-name="Untitled1" calcext:value="formula-is(ABS(['DIM aligned to ALS16'.F36] - ['DIM aligned to ALS16'.$D36]) &gt; 0.2)" calcext:base-cell-address="'DIM aligned to ALS16'.F36"/>
          </calcext:conditional-format>
          <calcext:conditional-format calcext:target-range-address="'DIM aligned to ALS16'.F12:'DIM aligned to ALS16'.F14">
            <calcext:condition calcext:apply-style-name="Untitled1" calcext:value="formula-is(ABS(['DIM aligned to ALS16'.F12] - ['DIM aligned to ALS16'.$D12]) &gt; 0.2)" calcext:base-cell-address="'DIM aligned to ALS16'.F12"/>
          </calcext:conditional-format>
          <calcext:conditional-format calcext:target-range-address="'DIM aligned to ALS16'.F16:'DIM aligned to ALS16'.F18">
            <calcext:condition calcext:apply-style-name="Untitled1" calcext:value="formula-is(ABS(['DIM aligned to ALS16'.F16] - ['DIM aligned to ALS16'.$D16]) &gt; 0.2)" calcext:base-cell-address="'DIM aligned to ALS16'.F16"/>
          </calcext:conditional-format>
          <calcext:conditional-format calcext:target-range-address="'DIM aligned to ALS16'.F24:'DIM aligned to ALS16'.F26">
            <calcext:condition calcext:apply-style-name="Untitled1" calcext:value="formula-is(ABS(['DIM aligned to ALS16'.F24] - ['DIM aligned to ALS16'.$D24]) &gt; 0.2)" calcext:base-cell-address="'DIM aligned to ALS16'.F24"/>
          </calcext:conditional-format>
          <calcext:conditional-format calcext:target-range-address="'DIM aligned to ALS16'.F32:'DIM aligned to ALS16'.F34">
            <calcext:condition calcext:apply-style-name="Untitled1" calcext:value="formula-is(ABS(['DIM aligned to ALS16'.F32] - ['DIM aligned to ALS16'.$D32]) &gt; 0.2)" calcext:base-cell-address="'DIM aligned to ALS16'.F32"/>
          </calcext:conditional-format>
          <calcext:conditional-format calcext:target-range-address="'DIM aligned to ALS16'.F40:'DIM aligned to ALS16'.F42">
            <calcext:condition calcext:apply-style-name="Untitled1" calcext:value="formula-is(ABS(['DIM aligned to ALS16'.F40] - ['DIM aligned to ALS16'.$D40]) &gt; 0.2)" calcext:base-cell-address="'DIM aligned to ALS16'.F40"/>
          </calcext:conditional-format>
          <calcext:conditional-format calcext:target-range-address="'DIM aligned to ALS16'.F48:'DIM aligned to ALS16'.F50">
            <calcext:condition calcext:apply-style-name="Untitled1" calcext:value="formula-is(ABS(['DIM aligned to ALS16'.F48] - ['DIM aligned to ALS16'.$D48]) &gt; 0.2)" calcext:base-cell-address="'DIM aligned to ALS16'.F48"/>
          </calcext:conditional-format>
          <calcext:conditional-format calcext:target-range-address="'DIM aligned to ALS16'.F44:'DIM aligned to ALS16'.F46">
            <calcext:condition calcext:apply-style-name="Untitled1" calcext:value="formula-is(ABS(['DIM aligned to ALS16'.F44] - ['DIM aligned to ALS16'.$D44]) &gt; 0.2)" calcext:base-cell-address="'DIM aligned to ALS16'.F44"/>
          </calcext:conditional-format>
          <calcext:conditional-format calcext:target-range-address="'DIM aligned to ALS16'.F28:'DIM aligned to ALS16'.F30">
            <calcext:condition calcext:apply-style-name="Untitled1" calcext:value="formula-is(ABS(['DIM aligned to ALS16'.F28] - ['DIM aligned to ALS16'.$D28]) &gt; 0.2)" calcext:base-cell-address="'DIM aligned to ALS16'.F28"/>
          </calcext:conditional-format>
          <calcext:conditional-format calcext:target-range-address="'DIM aligned to ALS16'.E4:'DIM aligned to ALS16'.E6">
            <calcext:condition calcext:apply-style-name="Untitled1" calcext:value="formula-is(ABS(['DIM aligned to ALS16'.E4] - ['DIM aligned to ALS16'.$D4]) &gt; 0.2)" calcext:base-cell-address="'DIM aligned to ALS16'.E4"/>
          </calcext:conditional-format>
        </calcext:conditional-formats>
      </table:table>
      <table:table table:name="ALS16 aligned to ALS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5"/>
        <table:table-column table:style-name="co4" table:default-cell-style-name="ce45"/>
        <table:table-column table:style-name="co4" table:number-columns-repeated="2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Accumulator</text:p>
          </table:table-cell>
          <table:table-cell table:number-columns-repeated="3"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style-name="ce4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63"/>
          <table:table-cell table:style-name="ce83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64"/>
          <table:table-cell table:style-name="ce8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64"/>
          <table:table-cell table:style-name="ce84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style-name="ce23"/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65"/>
          <table:table-cell table:style-name="ce85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65"/>
          <table:table-cell table:style-name="ce85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65"/>
          <table:table-cell table:style-name="ce85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number-columns-repeated="2"/>
          <table:table-cell table:style-name="ce47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66" office:value-type="float" office:value="-8.10503043" calcext:value-type="float">
            <text:p>-8.11</text:p>
          </table:table-cell>
          <table:table-cell table:style-name="ce86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67" office:value-type="float" office:value="2.16906141" calcext:value-type="float">
            <text:p>2.17</text:p>
          </table:table-cell>
          <table:table-cell table:style-name="ce87" office:value-type="float" office:value="-0.25" calcext:value-type="float">
            <text:p>-0.25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67" office:value-type="float" office:value="-0.30634184" calcext:value-type="float">
            <text:p>-0.31</text:p>
          </table:table-cell>
          <table:table-cell table:style-name="ce87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style-name="ce68" office:value-type="float" office:value="0" calcext:value-type="float">
            <text:p>0.00</text:p>
          </table:table-cell>
          <table:table-cell office:value-type="float" office:value="0.00480582" calcext:value-type="float">
            <text:p>0.00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69"/>
          <table:table-cell table:style-name="ce88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70"/>
          <table:table-cell table:style-name="ce88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70"/>
          <table:table-cell table:style-name="ce88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number-columns-repeated="2"/>
          <table:table-cell table:style-name="ce47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71"/>
          <table:table-cell table:style-name="ce89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72"/>
          <table:table-cell table:style-name="ce90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72"/>
          <table:table-cell table:style-name="ce90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style-name="ce23"/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73" office:value-type="float" office:value="-0.76527803" calcext:value-type="float">
            <text:p>-0.77</text:p>
          </table:table-cell>
          <table:table-cell table:style-name="ce91"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73" office:value-type="float" office:value="-0.4298094" calcext:value-type="float">
            <text:p>-0.43</text:p>
          </table:table-cell>
          <table:table-cell table:style-name="ce91" office:value-type="float" office:value="-0.1" calcext:value-type="float">
            <text:p>-0.1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73" office:value-type="float" office:value="0.91590391" calcext:value-type="float">
            <text:p>0.92</text:p>
          </table:table-cell>
          <table:table-cell table:style-name="ce91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office:value-type="float" office:value="0" calcext:value-type="float">
            <text:p>0.00</text:p>
          </table:table-cell>
          <table:table-cell table:style-name="ce47" office:value-type="float" office:value="0.00125759" calcext:value-type="float">
            <text:p>0.0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74"/>
          <table:table-cell table:style-name="ce92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75"/>
          <table:table-cell table:style-name="ce93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75"/>
          <table:table-cell table:style-name="ce93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style-name="ce23"/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76"/>
          <table:table-cell table:style-name="ce94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76"/>
          <table:table-cell table:style-name="ce94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76"/>
          <table:table-cell table:style-name="ce94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number-columns-repeated="2"/>
          <table:table-cell table:style-name="ce47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77"/>
          <table:table-cell table:style-name="ce95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78"/>
          <table:table-cell table:style-name="ce96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78"/>
          <table:table-cell table:style-name="ce96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style-name="ce23"/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79"/>
          <table:table-cell table:style-name="ce97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79"/>
          <table:table-cell table:style-name="ce97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79"/>
          <table:table-cell table:style-name="ce97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number-columns-repeated="2"/>
          <table:table-cell table:style-name="ce47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80"/>
          <table:table-cell table:style-name="ce98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81"/>
          <table:table-cell table:style-name="ce99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81"/>
          <table:table-cell table:style-name="ce99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style-name="ce23"/>
          <table:table-cell table:number-columns-repeated="4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/>
          <table:table-cell table:style-name="ce82"/>
          <table:table-cell table:style-name="ce100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82"/>
          <table:table-cell table:style-name="ce100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82"/>
          <table:table-cell table:style-name="ce100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/>
          <table:table-cell/>
          <table:table-cell table:style-name="ce47"/>
          <table:table-cell table:number-columns-repeated="3"/>
        </table:table-row>
        <calcext:conditional-formats>
          <calcext:conditional-format calcext:target-range-address="'ALS16 aligned to ALS14'.E4:'ALS16 aligned to ALS14'.E6">
            <calcext:condition calcext:apply-style-name="Untitled1" calcext:value="formula-is(ABS(['ALS16 aligned to ALS14'.E4] - ['ALS16 aligned to ALS14'.$D4]) &gt; 0.2)" calcext:base-cell-address="'ALS16 aligned to ALS14'.E4"/>
          </calcext:conditional-format>
          <calcext:conditional-format calcext:target-range-address="'ALS16 aligned to ALS14'.E8:'ALS16 aligned to ALS14'.E10">
            <calcext:condition calcext:apply-style-name="Untitled1" calcext:value="formula-is(ABS(['ALS16 aligned to ALS14'.E8] - ['ALS16 aligned to ALS14'.$D8]) &gt; 0.2)" calcext:base-cell-address="'ALS16 aligned to ALS14'.E8"/>
          </calcext:conditional-format>
          <calcext:conditional-format calcext:target-range-address="'ALS16 aligned to ALS14'.E20:'ALS16 aligned to ALS14'.E22">
            <calcext:condition calcext:apply-style-name="Untitled1" calcext:value="formula-is(ABS(['ALS16 aligned to ALS14'.E20] - ['ALS16 aligned to ALS14'.$D20]) &gt; 0.2)" calcext:base-cell-address="'ALS16 aligned to ALS14'.E20"/>
          </calcext:conditional-format>
          <calcext:conditional-format calcext:target-range-address="'ALS16 aligned to ALS14'.E28:'ALS16 aligned to ALS14'.E30">
            <calcext:condition calcext:apply-style-name="Untitled1" calcext:value="formula-is(ABS(['ALS16 aligned to ALS14'.E28] - ['ALS16 aligned to ALS14'.$D28]) &gt; 0.2)" calcext:base-cell-address="'ALS16 aligned to ALS14'.E28"/>
          </calcext:conditional-format>
          <calcext:conditional-format calcext:target-range-address="'ALS16 aligned to ALS14'.E36:'ALS16 aligned to ALS14'.E38">
            <calcext:condition calcext:apply-style-name="Untitled1" calcext:value="formula-is(ABS(['ALS16 aligned to ALS14'.E36] - ['ALS16 aligned to ALS14'.$D36]) &gt; 0.2)" calcext:base-cell-address="'ALS16 aligned to ALS14'.E36"/>
          </calcext:conditional-format>
          <calcext:conditional-format calcext:target-range-address="'ALS16 aligned to ALS14'.E44:'ALS16 aligned to ALS14'.E46">
            <calcext:condition calcext:apply-style-name="Untitled1" calcext:value="formula-is(ABS(['ALS16 aligned to ALS14'.E44] - ['ALS16 aligned to ALS14'.$D44]) &gt; 0.2)" calcext:base-cell-address="'ALS16 aligned to ALS14'.E44"/>
          </calcext:conditional-format>
          <calcext:conditional-format calcext:target-range-address="'ALS16 aligned to ALS14'.E13:'ALS16 aligned to ALS14'.E18">
            <calcext:condition calcext:apply-style-name="Untitled1" calcext:value="formula-is(ABS(['ALS16 aligned to ALS14'.E13] - ['ALS16 aligned to ALS14'.$D13]) &gt; 0.2)" calcext:base-cell-address="'ALS16 aligned to ALS14'.E13"/>
          </calcext:conditional-format>
          <calcext:conditional-format calcext:target-range-address="'ALS16 aligned to ALS14'.E24:'ALS16 aligned to ALS14'.E26">
            <calcext:condition calcext:apply-style-name="Untitled1" calcext:value="formula-is(ABS(['ALS16 aligned to ALS14'.E24] - ['ALS16 aligned to ALS14'.$D24]) &gt; 0.2)" calcext:base-cell-address="'ALS16 aligned to ALS14'.E24"/>
          </calcext:conditional-format>
          <calcext:conditional-format calcext:target-range-address="'ALS16 aligned to ALS14'.E32:'ALS16 aligned to ALS14'.E34">
            <calcext:condition calcext:apply-style-name="Untitled1" calcext:value="formula-is(ABS(['ALS16 aligned to ALS14'.E32] - ['ALS16 aligned to ALS14'.$D32]) &gt; 0.2)" calcext:base-cell-address="'ALS16 aligned to ALS14'.E32"/>
          </calcext:conditional-format>
          <calcext:conditional-format calcext:target-range-address="'ALS16 aligned to ALS14'.E40:'ALS16 aligned to ALS14'.E42">
            <calcext:condition calcext:apply-style-name="Untitled1" calcext:value="formula-is(ABS(['ALS16 aligned to ALS14'.E40] - ['ALS16 aligned to ALS14'.$D40]) &gt; 0.2)" calcext:base-cell-address="'ALS16 aligned to ALS14'.E40"/>
          </calcext:conditional-format>
          <calcext:conditional-format calcext:target-range-address="'ALS16 aligned to ALS14'.E48:'ALS16 aligned to ALS14'.E50">
            <calcext:condition calcext:apply-style-name="Untitled1" calcext:value="formula-is(ABS(['ALS16 aligned to ALS14'.E48] - ['ALS16 aligned to ALS14'.$D48]) &gt; 0.2)" calcext:base-cell-address="'ALS16 aligned to ALS14'.E48"/>
          </calcext:conditional-format>
          <calcext:conditional-format calcext:target-range-address="'ALS16 aligned to ALS14'.F4:'ALS16 aligned to ALS14'.F6">
            <calcext:condition calcext:apply-style-name="Untitled1" calcext:value="formula-is(ABS(['ALS16 aligned to ALS14'.F4] - ['ALS16 aligned to ALS14'.$D4]) &gt; 0.2)" calcext:base-cell-address="'ALS16 aligned to ALS14'.F4"/>
          </calcext:conditional-format>
          <calcext:conditional-format calcext:target-range-address="'ALS16 aligned to ALS14'.F8:'ALS16 aligned to ALS14'.F10">
            <calcext:condition calcext:apply-style-name="Untitled1" calcext:value="formula-is(ABS(['ALS16 aligned to ALS14'.F8] - ['ALS16 aligned to ALS14'.$D8]) &gt; 0.2)" calcext:base-cell-address="'ALS16 aligned to ALS14'.F8"/>
          </calcext:conditional-format>
          <calcext:conditional-format calcext:target-range-address="'ALS16 aligned to ALS14'.F20:'ALS16 aligned to ALS14'.F22">
            <calcext:condition calcext:apply-style-name="Untitled1" calcext:value="formula-is(ABS(['ALS16 aligned to ALS14'.F20] - ['ALS16 aligned to ALS14'.$D20]) &gt; 0.2)" calcext:base-cell-address="'ALS16 aligned to ALS14'.F20"/>
          </calcext:conditional-format>
          <calcext:conditional-format calcext:target-range-address="'ALS16 aligned to ALS14'.F36:'ALS16 aligned to ALS14'.F38">
            <calcext:condition calcext:apply-style-name="Untitled1" calcext:value="formula-is(ABS(['ALS16 aligned to ALS14'.F36] - ['ALS16 aligned to ALS14'.$D36]) &gt; 0.2)" calcext:base-cell-address="'ALS16 aligned to ALS14'.F36"/>
          </calcext:conditional-format>
          <calcext:conditional-format calcext:target-range-address="'ALS16 aligned to ALS14'.F16:'ALS16 aligned to ALS14'.F18">
            <calcext:condition calcext:apply-style-name="Untitled1" calcext:value="formula-is(ABS(['ALS16 aligned to ALS14'.F16] - ['ALS16 aligned to ALS14'.$D16]) &gt; 0.2)" calcext:base-cell-address="'ALS16 aligned to ALS14'.F16"/>
          </calcext:conditional-format>
          <calcext:conditional-format calcext:target-range-address="'ALS16 aligned to ALS14'.F24:'ALS16 aligned to ALS14'.F26">
            <calcext:condition calcext:apply-style-name="Untitled1" calcext:value="formula-is(ABS(['ALS16 aligned to ALS14'.F24] - ['ALS16 aligned to ALS14'.$D24]) &gt; 0.2)" calcext:base-cell-address="'ALS16 aligned to ALS14'.F24"/>
          </calcext:conditional-format>
          <calcext:conditional-format calcext:target-range-address="'ALS16 aligned to ALS14'.F32:'ALS16 aligned to ALS14'.F34">
            <calcext:condition calcext:apply-style-name="Untitled1" calcext:value="formula-is(ABS(['ALS16 aligned to ALS14'.F32] - ['ALS16 aligned to ALS14'.$D32]) &gt; 0.2)" calcext:base-cell-address="'ALS16 aligned to ALS14'.F32"/>
          </calcext:conditional-format>
          <calcext:conditional-format calcext:target-range-address="'ALS16 aligned to ALS14'.F40:'ALS16 aligned to ALS14'.F42">
            <calcext:condition calcext:apply-style-name="Untitled1" calcext:value="formula-is(ABS(['ALS16 aligned to ALS14'.F40] - ['ALS16 aligned to ALS14'.$D40]) &gt; 0.2)" calcext:base-cell-address="'ALS16 aligned to ALS14'.F40"/>
          </calcext:conditional-format>
          <calcext:conditional-format calcext:target-range-address="'ALS16 aligned to ALS14'.F48:'ALS16 aligned to ALS14'.F50">
            <calcext:condition calcext:apply-style-name="Untitled1" calcext:value="formula-is(ABS(['ALS16 aligned to ALS14'.F48] - ['ALS16 aligned to ALS14'.$D48]) &gt; 0.2)" calcext:base-cell-address="'ALS16 aligned to ALS14'.F48"/>
          </calcext:conditional-format>
          <calcext:conditional-format calcext:target-range-address="'ALS16 aligned to ALS14'.F44:'ALS16 aligned to ALS14'.F46">
            <calcext:condition calcext:apply-style-name="Untitled1" calcext:value="formula-is(ABS(['ALS16 aligned to ALS14'.F44] - ['ALS16 aligned to ALS14'.$D44]) &gt; 0.2)" calcext:base-cell-address="'ALS16 aligned to ALS14'.F44"/>
          </calcext:conditional-format>
          <calcext:conditional-format calcext:target-range-address="'ALS16 aligned to ALS14'.F28:'ALS16 aligned to ALS14'.F30">
            <calcext:condition calcext:apply-style-name="Untitled1" calcext:value="formula-is(ABS(['ALS16 aligned to ALS14'.F28] - ['ALS16 aligned to ALS14'.$D28]) &gt; 0.2)" calcext:base-cell-address="'ALS16 aligned to ALS14'.F28"/>
          </calcext:conditional-format>
          <calcext:conditional-format calcext:target-range-address="'ALS16 aligned to ALS14'.E16:'ALS16 aligned to ALS14'.E16">
            <calcext:condition calcext:apply-style-name="Untitled1" calcext:value="formula-is(ABS(['ALS16 aligned to ALS14'.E16] - ['ALS16 aligned to ALS14'.$D16]) &gt; 0.2)" calcext:base-cell-address="'ALS16 aligned to ALS14'.E16"/>
          </calcext:conditional-format>
          <calcext:conditional-format calcext:target-range-address="'ALS16 aligned to ALS14'.E13:'ALS16 aligned to ALS14'.E15">
            <calcext:condition calcext:apply-style-name="Untitled1" calcext:value="formula-is(ABS(['ALS16 aligned to ALS14'.E13] - ['ALS16 aligned to ALS14'.$D13]) &gt; 0.2)" calcext:base-cell-address="'ALS16 aligned to ALS14'.E13"/>
          </calcext:conditional-format>
          <calcext:conditional-format calcext:target-range-address="'ALS16 aligned to ALS14'.E12:'ALS16 aligned to ALS14'.E14">
            <calcext:condition calcext:apply-style-name="Untitled1" calcext:value="formula-is(ABS(['ALS16 aligned to ALS14'.E12] - ['ALS16 aligned to ALS14'.$D12]) &gt; 0.2)" calcext:base-cell-address="'ALS16 aligned to ALS14'.E12"/>
          </calcext:conditional-format>
          <calcext:conditional-format calcext:target-range-address="'ALS16 aligned to ALS14'.F12:'ALS16 aligned to ALS14'.F14">
            <calcext:condition calcext:apply-style-name="Untitled1" calcext:value="formula-is(ABS(['ALS16 aligned to ALS14'.F12] - ['ALS16 aligned to ALS14'.$D12]) &gt; 0.2)" calcext:base-cell-address="'ALS16 aligned to ALS14'.F12"/>
          </calcext:conditional-format>
        </calcext:conditional-formats>
      </table:table>
      <table:table table:name="DIM aligned to ALS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number-columns-repeated="4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Accumulator</text:p>
          </table:table-cell>
          <table:table-cell table:number-columns-repeated="3"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style-name="ce4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01"/>
          <table:table-cell table:style-name="ce119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02"/>
          <table:table-cell table:style-name="ce120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02"/>
          <table:table-cell table:style-name="ce120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style-name="ce23"/>
          <table:table-cell table:style-name="ce45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03"/>
          <table:table-cell table:style-name="ce121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03"/>
          <table:table-cell table:style-name="ce121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03"/>
          <table:table-cell table:style-name="ce121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04" office:value-type="float" office:value="-8.40191819" calcext:value-type="float">
            <text:p>-8.40</text:p>
          </table:table-cell>
          <table:table-cell table:style-name="ce122" office:value-type="float" office:value="-0.35" calcext:value-type="float">
            <text:p>-0.35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05" office:value-type="float" office:value="0.94805328" calcext:value-type="float">
            <text:p>0.95</text:p>
          </table:table-cell>
          <table:table-cell table:style-name="ce123" office:value-type="float" office:value="0.35" calcext:value-type="float">
            <text:p>0.35</text:p>
          </table:table-cell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05" office:value-type="float" office:value="-0.61518517" calcext:value-type="float">
            <text:p>-0.62</text:p>
          </table:table-cell>
          <table:table-cell table:style-name="ce123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style-name="ce23" office:value-type="float" office:value="0" calcext:value-type="float">
            <text:p>0.00</text:p>
          </table:table-cell>
          <table:table-cell table:style-name="ce45" office:value-type="float" office:value="0.00169443" calcext:value-type="float">
            <text:p>0.00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06"/>
          <table:table-cell table:style-name="ce124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06"/>
          <table:table-cell table:style-name="ce124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06"/>
          <table:table-cell table:style-name="ce124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07"/>
          <table:table-cell table:style-name="ce125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08"/>
          <table:table-cell table:style-name="ce126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08"/>
          <table:table-cell table:style-name="ce126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style-name="ce23"/>
          <table:table-cell table:style-name="ce45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09" office:value-type="float" office:value="0.09626252" calcext:value-type="float">
            <text:p>0.10</text:p>
          </table:table-cell>
          <table:table-cell table:style-name="ce127" office:value-type="float" office:value="0.35" calcext:value-type="float">
            <text:p>0.35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09" office:value-type="float" office:value="-0.48502968" calcext:value-type="float">
            <text:p>-0.49</text:p>
          </table:table-cell>
          <table:table-cell table:style-name="ce127" office:value-type="float" office:value="0.1" calcext:value-type="float">
            <text:p>0.10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09" office:value-type="float" office:value="0.64543436" calcext:value-type="float">
            <text:p>0.65</text:p>
          </table:table-cell>
          <table:table-cell table:style-name="ce127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 office:value-type="float" office:value="0" calcext:value-type="float">
            <text:p>0.00</text:p>
          </table:table-cell>
          <table:table-cell table:style-name="ce47" office:value-type="float" office:value="0.00059023" calcext:value-type="float">
            <text:p>0.0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10"/>
          <table:table-cell table:style-name="ce128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11"/>
          <table:table-cell table:style-name="ce129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11"/>
          <table:table-cell table:style-name="ce129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style-name="ce23"/>
          <table:table-cell table:style-name="ce45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12"/>
          <table:table-cell table:style-name="ce130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12"/>
          <table:table-cell table:style-name="ce130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12"/>
          <table:table-cell table:style-name="ce130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13"/>
          <table:table-cell table:style-name="ce131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14"/>
          <table:table-cell table:style-name="ce132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14"/>
          <table:table-cell table:style-name="ce13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style-name="ce23"/>
          <table:table-cell table:style-name="ce45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15"/>
          <table:table-cell table:style-name="ce133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15"/>
          <table:table-cell table:style-name="ce133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15"/>
          <table:table-cell table:style-name="ce133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16"/>
          <table:table-cell table:style-name="ce13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17"/>
          <table:table-cell table:style-name="ce135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17"/>
          <table:table-cell table:style-name="ce135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style-name="ce23"/>
          <table:table-cell table:style-name="ce45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/>
          <table:table-cell table:style-name="ce118"/>
          <table:table-cell table:style-name="ce136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18"/>
          <table:table-cell table:style-name="ce136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18"/>
          <table:table-cell table:style-name="ce136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/>
          <table:table-cell table:style-name="ce25"/>
          <table:table-cell table:style-name="ce47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5"/>
        </table:table-row>
        <calcext:conditional-formats>
          <calcext:conditional-format calcext:target-range-address="'DIM aligned to ALS14'.E4:'DIM aligned to ALS14'.E6">
            <calcext:condition calcext:apply-style-name="Untitled1" calcext:value="formula-is(ABS(['DIM aligned to ALS14'.E4] - ['DIM aligned to ALS14'.$D4]) &gt; 0.2)" calcext:base-cell-address="'DIM aligned to ALS14'.E4"/>
          </calcext:conditional-format>
          <calcext:conditional-format calcext:target-range-address="'DIM aligned to ALS14'.E8:'DIM aligned to ALS14'.E10">
            <calcext:condition calcext:apply-style-name="Untitled1" calcext:value="formula-is(ABS(['DIM aligned to ALS14'.E8] - ['DIM aligned to ALS14'.$D8]) &gt; 0.2)" calcext:base-cell-address="'DIM aligned to ALS14'.E8"/>
          </calcext:conditional-format>
          <calcext:conditional-format calcext:target-range-address="'DIM aligned to ALS14'.E20:'DIM aligned to ALS14'.E22">
            <calcext:condition calcext:apply-style-name="Untitled1" calcext:value="formula-is(ABS(['DIM aligned to ALS14'.E20] - ['DIM aligned to ALS14'.$D20]) &gt; 0.2)" calcext:base-cell-address="'DIM aligned to ALS14'.E20"/>
          </calcext:conditional-format>
          <calcext:conditional-format calcext:target-range-address="'DIM aligned to ALS14'.E28:'DIM aligned to ALS14'.E30">
            <calcext:condition calcext:apply-style-name="Untitled1" calcext:value="formula-is(ABS(['DIM aligned to ALS14'.E28] - ['DIM aligned to ALS14'.$D28]) &gt; 0.2)" calcext:base-cell-address="'DIM aligned to ALS14'.E28"/>
          </calcext:conditional-format>
          <calcext:conditional-format calcext:target-range-address="'DIM aligned to ALS14'.E36:'DIM aligned to ALS14'.E38">
            <calcext:condition calcext:apply-style-name="Untitled1" calcext:value="formula-is(ABS(['DIM aligned to ALS14'.E36] - ['DIM aligned to ALS14'.$D36]) &gt; 0.2)" calcext:base-cell-address="'DIM aligned to ALS14'.E36"/>
          </calcext:conditional-format>
          <calcext:conditional-format calcext:target-range-address="'DIM aligned to ALS14'.E44:'DIM aligned to ALS14'.E46">
            <calcext:condition calcext:apply-style-name="Untitled1" calcext:value="formula-is(ABS(['DIM aligned to ALS14'.E44] - ['DIM aligned to ALS14'.$D44]) &gt; 0.2)" calcext:base-cell-address="'DIM aligned to ALS14'.E44"/>
          </calcext:conditional-format>
          <calcext:conditional-format calcext:target-range-address="'DIM aligned to ALS14'.E12:'DIM aligned to ALS14'.E14">
            <calcext:condition calcext:apply-style-name="Untitled1" calcext:value="formula-is(ABS(['DIM aligned to ALS14'.E12] - ['DIM aligned to ALS14'.$D12]) &gt; 0.2)" calcext:base-cell-address="'DIM aligned to ALS14'.E12"/>
          </calcext:conditional-format>
          <calcext:conditional-format calcext:target-range-address="'DIM aligned to ALS14'.E16:'DIM aligned to ALS14'.E18">
            <calcext:condition calcext:apply-style-name="Untitled1" calcext:value="formula-is(ABS(['DIM aligned to ALS14'.E16] - ['DIM aligned to ALS14'.$D16]) &gt; 0.2)" calcext:base-cell-address="'DIM aligned to ALS14'.E16"/>
          </calcext:conditional-format>
          <calcext:conditional-format calcext:target-range-address="'DIM aligned to ALS14'.E24:'DIM aligned to ALS14'.E26">
            <calcext:condition calcext:apply-style-name="Untitled1" calcext:value="formula-is(ABS(['DIM aligned to ALS14'.E24] - ['DIM aligned to ALS14'.$D24]) &gt; 0.2)" calcext:base-cell-address="'DIM aligned to ALS14'.E24"/>
          </calcext:conditional-format>
          <calcext:conditional-format calcext:target-range-address="'DIM aligned to ALS14'.E32:'DIM aligned to ALS14'.E34">
            <calcext:condition calcext:apply-style-name="Untitled1" calcext:value="formula-is(ABS(['DIM aligned to ALS14'.E32] - ['DIM aligned to ALS14'.$D32]) &gt; 0.2)" calcext:base-cell-address="'DIM aligned to ALS14'.E32"/>
          </calcext:conditional-format>
          <calcext:conditional-format calcext:target-range-address="'DIM aligned to ALS14'.E40:'DIM aligned to ALS14'.E42">
            <calcext:condition calcext:apply-style-name="Untitled1" calcext:value="formula-is(ABS(['DIM aligned to ALS14'.E40] - ['DIM aligned to ALS14'.$D40]) &gt; 0.2)" calcext:base-cell-address="'DIM aligned to ALS14'.E40"/>
          </calcext:conditional-format>
          <calcext:conditional-format calcext:target-range-address="'DIM aligned to ALS14'.E48:'DIM aligned to ALS14'.E50">
            <calcext:condition calcext:apply-style-name="Untitled1" calcext:value="formula-is(ABS(['DIM aligned to ALS14'.E48] - ['DIM aligned to ALS14'.$D48]) &gt; 0.2)" calcext:base-cell-address="'DIM aligned to ALS14'.E48"/>
          </calcext:conditional-format>
          <calcext:conditional-format calcext:target-range-address="'DIM aligned to ALS14'.F4:'DIM aligned to ALS14'.F6">
            <calcext:condition calcext:apply-style-name="Untitled1" calcext:value="formula-is(ABS(['DIM aligned to ALS14'.F4] - ['DIM aligned to ALS14'.$D4]) &gt; 0.2)" calcext:base-cell-address="'DIM aligned to ALS14'.F4"/>
          </calcext:conditional-format>
          <calcext:conditional-format calcext:target-range-address="'DIM aligned to ALS14'.F8:'DIM aligned to ALS14'.F10">
            <calcext:condition calcext:apply-style-name="Untitled1" calcext:value="formula-is(ABS(['DIM aligned to ALS14'.F8] - ['DIM aligned to ALS14'.$D8]) &gt; 0.2)" calcext:base-cell-address="'DIM aligned to ALS14'.F8"/>
          </calcext:conditional-format>
          <calcext:conditional-format calcext:target-range-address="'DIM aligned to ALS14'.F20:'DIM aligned to ALS14'.F22">
            <calcext:condition calcext:apply-style-name="Untitled1" calcext:value="formula-is(ABS(['DIM aligned to ALS14'.F20] - ['DIM aligned to ALS14'.$D20]) &gt; 0.2)" calcext:base-cell-address="'DIM aligned to ALS14'.F20"/>
          </calcext:conditional-format>
          <calcext:conditional-format calcext:target-range-address="'DIM aligned to ALS14'.F36:'DIM aligned to ALS14'.F38">
            <calcext:condition calcext:apply-style-name="Untitled1" calcext:value="formula-is(ABS(['DIM aligned to ALS14'.F36] - ['DIM aligned to ALS14'.$D36]) &gt; 0.2)" calcext:base-cell-address="'DIM aligned to ALS14'.F36"/>
          </calcext:conditional-format>
          <calcext:conditional-format calcext:target-range-address="'DIM aligned to ALS14'.F16:'DIM aligned to ALS14'.F18">
            <calcext:condition calcext:apply-style-name="Untitled1" calcext:value="formula-is(ABS(['DIM aligned to ALS14'.F16] - ['DIM aligned to ALS14'.$D16]) &gt; 0.2)" calcext:base-cell-address="'DIM aligned to ALS14'.F16"/>
          </calcext:conditional-format>
          <calcext:conditional-format calcext:target-range-address="'DIM aligned to ALS14'.F24:'DIM aligned to ALS14'.F26">
            <calcext:condition calcext:apply-style-name="Untitled1" calcext:value="formula-is(ABS(['DIM aligned to ALS14'.F24] - ['DIM aligned to ALS14'.$D24]) &gt; 0.2)" calcext:base-cell-address="'DIM aligned to ALS14'.F24"/>
          </calcext:conditional-format>
          <calcext:conditional-format calcext:target-range-address="'DIM aligned to ALS14'.F32:'DIM aligned to ALS14'.F34">
            <calcext:condition calcext:apply-style-name="Untitled1" calcext:value="formula-is(ABS(['DIM aligned to ALS14'.F32] - ['DIM aligned to ALS14'.$D32]) &gt; 0.2)" calcext:base-cell-address="'DIM aligned to ALS14'.F32"/>
          </calcext:conditional-format>
          <calcext:conditional-format calcext:target-range-address="'DIM aligned to ALS14'.F40:'DIM aligned to ALS14'.F42">
            <calcext:condition calcext:apply-style-name="Untitled1" calcext:value="formula-is(ABS(['DIM aligned to ALS14'.F40] - ['DIM aligned to ALS14'.$D40]) &gt; 0.2)" calcext:base-cell-address="'DIM aligned to ALS14'.F40"/>
          </calcext:conditional-format>
          <calcext:conditional-format calcext:target-range-address="'DIM aligned to ALS14'.F48:'DIM aligned to ALS14'.F50">
            <calcext:condition calcext:apply-style-name="Untitled1" calcext:value="formula-is(ABS(['DIM aligned to ALS14'.F48] - ['DIM aligned to ALS14'.$D48]) &gt; 0.2)" calcext:base-cell-address="'DIM aligned to ALS14'.F48"/>
          </calcext:conditional-format>
          <calcext:conditional-format calcext:target-range-address="'DIM aligned to ALS14'.F44:'DIM aligned to ALS14'.F46">
            <calcext:condition calcext:apply-style-name="Untitled1" calcext:value="formula-is(ABS(['DIM aligned to ALS14'.F44] - ['DIM aligned to ALS14'.$D44]) &gt; 0.2)" calcext:base-cell-address="'DIM aligned to ALS14'.F44"/>
          </calcext:conditional-format>
          <calcext:conditional-format calcext:target-range-address="'DIM aligned to ALS14'.F28:'DIM aligned to ALS14'.F30">
            <calcext:condition calcext:apply-style-name="Untitled1" calcext:value="formula-is(ABS(['DIM aligned to ALS14'.F28] - ['DIM aligned to ALS14'.$D28]) &gt; 0.2)" calcext:base-cell-address="'DIM aligned to ALS14'.F28"/>
          </calcext:conditional-format>
          <calcext:conditional-format calcext:target-range-address="'DIM aligned to ALS14'.F12:'DIM aligned to ALS14'.F14">
            <calcext:condition calcext:apply-style-name="Untitled1" calcext:value="formula-is(ABS(['DIM aligned to ALS14'.F12] - ['DIM aligned to ALS14'.$D12]) &gt; 0.2)" calcext:base-cell-address="'DIM aligned to ALS14'.F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3">00/00/0000</text:date>, <text:time style:data-style-name="N2" text:time-value="14:42:31.7675292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4:29:13.603384402</meta:creation-date>
    <dc:date>2019-08-13T14:46:48.216601589</dc:date>
    <meta:editing-duration>PT4H19M15S</meta:editing-duration>
    <meta:editing-cycles>36</meta:editing-cycles>
    <meta:generator>LibreOffice/5.1.6.2$Linux_X86_64 LibreOffice_project/10m0$Build-2</meta:generator>
    <meta:document-statistic meta:table-count="3" meta:cell-count="320" meta:object-count="0"/>
  </office:meta>
</office:document-meta>
</file>